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ResourceViewResolver.InternalResourceViewResolv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ResourceViewResolver.InternalResourceViewResolver( String prefix ,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nalResourceViewResolver.instantiateVie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ResourceViewResolver.requiredView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ResourceViewResolver.buildView( String view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nalResourceViewResolver.setAlwaysInclude( boolean always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